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0982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שלבי תכנון הפרויקט:</text:span></text:h>
      <text:h text:style-name="Heading_20_4" text:outline-level="4"><text:span text:style-name="Strong_20_Emphasis">1. הבנת הצרכים:</text:span></text:h>
      <text:list text:style-name="L1">
        <text:list-item>
          <text:p text:style-name="P2">לזהות את האתגרים ששירותי החירום מתמודדים איתם בכפרים בלתי מוכרים.</text:p>
        </text:list-item>
        <text:list-item>
          <text:p text:style-name="P2">לבדוק אם יש נתונים זמינים על מיקום הכפרים (למשל, ממפות קיימות או מידע מקומי).</text:p>
        </text:list-item>
        <text:list-item>
          <text:p text:style-name="P1">לברר מהם הכלים ששירותי החירום כבר משתמשים בהם (כמו תוכנות ניווט).</text:p>
        </text:list-item>
      </text:list>
      <text:h text:style-name="Heading_20_4" text:outline-level="4"><text:span text:style-name="Strong_20_Emphasis">2. מטרות האתר:</text:span></text:h>
      <text:list text:style-name="L2">
        <text:list-item>
          <text:p text:style-name="P4">לאפשר זיהוי מהיר של מיקום הכפרים.</text:p>
        </text:list-item>
        <text:list-item>
          <text:p text:style-name="P4">להציע ניווט מדויק בעזרת מפות או נתוני GPS.</text:p>
        </text:list-item>
        <text:list-item>
          <text:p text:style-name="P3">לאפשר לתושבים לדווח על מצבי חירום ולספק מידע מדויק על מיקום.</text:p>
        </text:list-item>
      </text:list>
      <text:h text:style-name="Heading_20_4" text:outline-level="4"><text:span text:style-name="Strong_20_Emphasis">3. פיצ'רים מרכזיים באתר:</text:span></text:h>
      <text:list text:style-name="L3">
        <text:list-item>
          <text:p text:style-name="P6"><text:span text:style-name="Strong_20_Emphasis">מפות אינטראקטיביות:</text:span> המראות מיקומים מדויקים של הכפרים עם מסלולים מותאמים לשירותי החירום.</text:p>
        </text:list-item>
        <text:list-item>
          <text:p text:style-name="P6"><text:span text:style-name="Strong_20_Emphasis">דיווח חירום:</text:span> טופס פשוט שבו תושבים יוכלו לדווח על מקרי חירום עם מידע כמו מיקום, סוג המקרה, ואמצעי התקשרות.</text:p>
        </text:list-item>
        <text:list-item>
          <text:p text:style-name="P6"><text:span text:style-name="Strong_20_Emphasis">אינטגרציה עם API של מפות (כגון Google Maps או OpenStreetMap):</text:span> עבור ניווט ותצוגת מיקומים.</text:p>
        </text:list-item>
        <text:list-item>
          <text:p text:style-name="P5"><text:span text:style-name="Strong_20_Emphasis">תמיכה רב-שפתית:</text:span> כדי להנגיש את האתר לתושבים ולשירותים מקומיים.</text:p>
        </text:list-item>
      </text:list>
      <text:h text:style-name="Heading_20_4" text:outline-level="4"><text:span text:style-name="Strong_20_Emphasis">4. סביבת עבודה מומלצת:</text:span></text:h>
      <text:h text:style-name="Heading_20_5" text:outline-level="5"><text:span text:style-name="Strong_20_Emphasis">Frontend (צד לקוח):</text:span></text:h>
      <text:list text:style-name="L4">
        <text:list-item>
          <text:p text:style-name="P8"><text:span text:style-name="Strong_20_Emphasis">React.js:</text:span> לפיתוח אפליקציה אינטראקטיבית, קלה לניהול ומודולרית.</text:p>
        </text:list-item>
        <text:list-item>
          <text:p text:style-name="P7"><text:span text:style-name="Strong_20_Emphasis">Tailwind CSS או Material-UI:</text:span> לעיצוב ממשק משתמש נקי ונגיש.</text:p>
        </text:list-item>
      </text:list>
      <text:h text:style-name="Heading_20_5" text:outline-level="5"><text:span text:style-name="Strong_20_Emphasis">Backend (צד שרת):</text:span></text:h>
      <text:list text:style-name="L5">
        <text:list-item>
          <text:p text:style-name="P10"><text:span text:style-name="Strong_20_Emphasis">Node.js עם Express.js:</text:span> לטיפול בבקשות, שמירת נתונים, והתקשרות עם APIs.</text:p>
        </text:list-item>
        <text:list-item>
          <text:p text:style-name="P9"><text:span text:style-name="Strong_20_Emphasis">MongoDB או PostgreSQL:</text:span> לניהול נתוני מיקום ודיווחים.</text:p>
        </text:list-item>
      </text:list>
      <text:h text:style-name="Heading_20_5" text:outline-level="5"><text:span text:style-name="Strong_20_Emphasis">שירותים נוספים:</text:span></text:h>
      <text:list text:style-name="L6">
        <text:list-item>
          <text:p text:style-name="P12"><text:span text:style-name="Strong_20_Emphasis">Google Maps API או OpenStreetMap API:</text:span> לניווט והצגת מפות.</text:p>
        </text:list-item>
        <text:list-item>
          <text:p text:style-name="P12"><text:span text:style-name="Strong_20_Emphasis">Twilio או Firebase Notifications:</text:span> לשליחת התראות לשירותי חירום.</text:p>
        </text:list-item>
        <text:list-item>
          <text:p text:style-name="P11"><text:span text:style-name="Strong_20_Emphasis">AWS או Heroku:</text:span> לאחסון ולפריסה.</text:p>
        </text:list-item>
      </text:list>
      <text:h text:style-name="Heading_20_4" text:outline-level="4"><text:span text:style-name="Strong_20_Emphasis">5. שלבי העבודה:</text:span></text:h>
      <text:list text:style-name="L7">
        <text:list-item>
          <text:p text:style-name="P14"><text:span text:style-name="Strong_20_Emphasis">מחקר:</text:span> לאסוף מידע ולבנות מסמך דרישות.</text:p>
        </text:list-item>
        <text:list-item>
          <text:p text:style-name="P14"><text:span text:style-name="Strong_20_Emphasis">עיצוב UX/UI:</text:span> לעצב את ממשק המשתמש בהתחשב בקהל היעד.</text:p>
        </text:list-item>
        <text:list-item>
          <text:p text:style-name="P14"><text:span text:style-name="Strong_20_Emphasis">פיתוח צד שרת:</text:span> להקים API לטיפול בדיווחים ומיקום.</text:p>
        </text:list-item>
        <text:list-item>
          <text:p text:style-name="P14"><text:span text:style-name="Strong_20_Emphasis">פיתוח צד לקוח:</text:span> לפתח ממשק משתמש כולל המפות והטפסים.</text:p>
        </text:list-item>
        <text:list-item>
          <text:p text:style-name="P14"><text:span text:style-name="Strong_20_Emphasis">בדיקות:</text:span> לבדוק תרחישים שונים, כמו דיווחים, חיפושים וטעינת מפות.</text:p>
        </text:list-item>
        <text:list-item>
          <text:p text:style-name="P13"><text:span text:style-name="Strong_20_Emphasis">פריסה:</text:span> לפרוס את האתר לשרת חיצוני ולהפוך אותו לזמין.</text:p>
        </text:list-item>
      </text:list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6. הרחבה בעתיד:</text:span></text:h>
      <text:list text:style-name="L8">
        <text:list-item>
          <text:p text:style-name="P16">הוספת אפליקציה לנייד.</text:p>
        </text:list-item>
        <text:list-item>
          <text:p text:style-name="P16">שילוב יכולות מבוססות AI לניתוח נתונים.</text:p>
        </text:list-item>
        <text:list-item>
          <text:p text:style-name="P15">בניית ממשק API לשיתוף נתונים עם רשויות אחרות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" style:font-family-complex="'David CLM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1" style:font-family-complex="'David CLM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David CLM1" style:font-family-complex="'David CLM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David CLM1" style:font-family-complex="'David CLM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3:31:11.657000000</meta:creation-date>
    <dc:date>2024-11-27T13:32:24.593000000</dc:date>
    <meta:editing-duration>PT1M14S</meta:editing-duration>
    <meta:editing-cycles>1</meta:editing-cycles>
    <meta:document-statistic meta:table-count="0" meta:image-count="0" meta:object-count="0" meta:page-count="2" meta:paragraph-count="36" meta:word-count="293" meta:character-count="1676" meta:non-whitespace-character-count="1445"/>
    <meta:generator>Edit_Docx_PLUS/7.4.0.3$Windows_X86_64 LibreOffice_project/</meta:generator>
  </office:meta>
</office:document-meta>
</file>